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2-0124 <text:s text:c="28"/>12/02/2015</text:p>
      <text:p text:style-name="P12"><text:s text:c="6"/>KGDVESA, S.A. de C.V.</text:p>
      <text:p text:style-name="P13"><text:s text:c="7"/>75 Av. Norte, 5a Calle Poniente No. 3970 <text:s text:c="3"/></text:p>
      <text:p text:style-name="P14"><text:s text:c="11"/>Col. Escalón <text:s text:c="13"/>0614-050614-106-9 <text:s text:c="28"/>235056-0</text:p>
      <text:p text:style-name="P14"><text:s text:c="41"/>Otras actividades de tecnología.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Plan VPS1 Mensual, servidor privado virtual.<text:line-break/>(De 28/01/2015 a 27/02/2015)</text:span><text:tab/> <text:s text:c="33"/><text:span text:style-name="T3">$ 18 <text:s text:c="23"/>$ 18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18 </text:p>
      <text:p text:style-name="P18">20.34 <text:s text:c="82"/><text:span text:style-name="T5">$ </text:span>2.34</text:p>
      <text:p text:style-name="P16"><text:span text:style-name="T1"><text:s text:c="19"/></text:span><text:s text:c="69"/><text:span text:style-name="T5">$</text:span> <text:span text:style-name="T1">20.34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20.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